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o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(x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4]-[.B2])/[.A14]" office:value-type="float" office:value="0.2" calcext:value-type="float">
            <text:p>0.2</text:p>
          </table:table-cell>
          <table:table-cell table:formula="of:=EXP([.B2])*COS([.B2]+3)*2^(-[.B2])" office:value-type="float" office:value="2.41069196813295" calcext:value-type="float">
            <text:p>2.410691968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C$2]" office:value-type="float" office:value="3.2" calcext:value-type="float">
            <text:p>3.2</text:p>
          </table:table-cell>
          <table:table-cell/>
          <table:table-cell table:formula="of:=EXP([.B3])*COS([.B3]+3)*2^(-[.B3])" office:value-type="float" office:value="2.66036977653457" calcext:value-type="float">
            <text:p>2.6603697765</text:p>
          </table:table-cell>
          <table:table-cell table:number-columns-repeated="3"/>
          <table:table-cell office:value-type="string" calcext:value-type="string">
            <text:p>H especi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C$2]" office:value-type="float" office:value="3.4" calcext:value-type="float">
            <text:p>3.4</text:p>
          </table:table-cell>
          <table:table-cell/>
          <table:table-cell table:formula="of:=EXP([.B4])*COS([.B4]+3)*2^(-[.B4])" office:value-type="float" office:value="2.81922260831736" calcext:value-type="float">
            <text:p>2.8192226083</text:p>
          </table:table-cell>
          <table:table-cell/>
          <table:table-cell office:value-type="string" calcext:value-type="string">
            <text:p>Trapecio</text:p>
          </table:table-cell>
          <table:table-cell table:formula="of:=(([.B14]-[.B2])/2)*([.D2]+[.D14])" office:value-type="float" office:value="-0.374690022490915" calcext:value-type="float">
            <text:p>-0.37469002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C$2]" office:value-type="float" office:value="3.6" calcext:value-type="float">
            <text:p>3.6</text:p>
          </table:table-cell>
          <table:table-cell/>
          <table:table-cell table:formula="of:=EXP([.B5])*COS([.B5]+3)*2^(-[.B5])" office:value-type="float" office:value="2.86801932044162" calcext:value-type="float">
            <text:p>2.8680193204</text:p>
          </table:table-cell>
          <table:table-cell/>
          <table:table-cell office:value-type="string" calcext:value-type="string">
            <text:p>Trapecio general</text:p>
          </table:table-cell>
          <table:table-cell table:formula="of:=([.C2]/2)*([.D2]+2*SUM([.D3:.D13])+[.D14])" office:value-type="float" office:value="3.27443568887243" calcext:value-type="float">
            <text:p>3.27443568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C$2]" office:value-type="float" office:value="3.8" calcext:value-type="float">
            <text:p>3.8</text:p>
          </table:table-cell>
          <table:table-cell/>
          <table:table-cell table:formula="of:=EXP([.B6])*COS([.B6]+3)*2^(-[.B6])" office:value-type="float" office:value="2.79012351871576" calcext:value-type="float">
            <text:p>2.7901235187</text:p>
          </table:table-cell>
          <table:table-cell/>
          <table:table-cell office:value-type="string" calcext:value-type="string">
            <text:p>Simpson 1/3</text:p>
          </table:table-cell>
          <table:table-cell table:formula="of:=([.H6]/3)*([.D2]+[.D14]+4*[.D8])" office:value-type="float" office:value="3.40681528255668" calcext:value-type="float">
            <text:p>3.4068152826</text:p>
          </table:table-cell>
          <table:table-cell table:formula="of:=[.B8]-[.B2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C$2]" office:value-type="float" office:value="4" calcext:value-type="float">
            <text:p>4</text:p>
          </table:table-cell>
          <table:table-cell/>
          <table:table-cell table:formula="of:=EXP([.B7])*COS([.B7]+3)*2^(-[.B7])" office:value-type="float" office:value="2.57260427456009" calcext:value-type="float">
            <text:p>2.5726042746</text:p>
          </table:table-cell>
          <table:table-cell/>
          <table:table-cell office:value-type="string" calcext:value-type="string">
            <text:p>Simpson 1/3 general</text:p>
          </table:table-cell>
          <table:table-cell table:formula="of:=([.C2]/3)*([.D2]+[.D14]+4*[.G11]+2*[.G12])" office:value-type="float" office:value="3.29705469389789" calcext:value-type="float">
            <text:p>3.29705469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C$2]" office:value-type="float" office:value="4.2" calcext:value-type="float">
            <text:p>4.2</text:p>
          </table:table-cell>
          <table:table-cell/>
          <table:table-cell table:formula="of:=EXP([.B8])*COS([.B8]+3)*2^(-[.B8])" office:value-type="float" office:value="2.2073199729502" calcext:value-type="float">
            <text:p>2.207319973</text:p>
          </table:table-cell>
          <table:table-cell/>
          <table:table-cell office:value-type="string" calcext:value-type="string">
            <text:p>Simpson 3/8</text:p>
          </table:table-cell>
          <table:table-cell table:formula="of:=(([.H8]*3)/8)*([.D2]+[.D14]+3*[.D6]+3*[.D10])" office:value-type="float" office:value="3.345084561348" calcext:value-type="float">
            <text:p>3.3450845613</text:p>
          </table:table-cell>
          <table:table-cell table:formula="of:=[.B6]-[.B2]" office:value-type="float" office:value="0.800000000000001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C$2]" office:value-type="float" office:value="4.4" calcext:value-type="float">
            <text:p>4.4</text:p>
          </table:table-cell>
          <table:table-cell/>
          <table:table-cell table:formula="of:=EXP([.B9])*COS([.B9]+3)*2^(-[.B9])" office:value-type="float" office:value="1.6919214963588" calcext:value-type="float">
            <text:p>1.6919214964</text:p>
          </table:table-cell>
          <table:table-cell/>
          <table:table-cell office:value-type="string" calcext:value-type="string">
            <text:p>Simpson gener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C$2]" office:value-type="float" office:value="4.6" calcext:value-type="float">
            <text:p>4.6</text:p>
          </table:table-cell>
          <table:table-cell/>
          <table:table-cell table:formula="of:=EXP([.B10])*COS([.B10]+3)*2^(-[.B10])" office:value-type="float" office:value="1.03071766680727" calcext:value-type="float">
            <text:p>1.030717666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C$2]" office:value-type="float" office:value="4.8" calcext:value-type="float">
            <text:p>4.8</text:p>
          </table:table-cell>
          <table:table-cell/>
          <table:table-cell table:formula="of:=EXP([.B11])*COS([.B11]+3)*2^(-[.B11])" office:value-type="float" office:value="0.235344804928069" calcext:value-type="float">
            <text:p>0.2353448049</text:p>
          </table:table-cell>
          <table:table-cell/>
          <table:table-cell office:value-type="string" calcext:value-type="string">
            <text:p>Suma impares</text:p>
          </table:table-cell>
          <table:table-cell table:formula="of:=SUM([.D3];[.D5];[.D7];[.D9];[.D11];[.D13])" office:value-type="float" office:value="8.355731759872" calcext:value-type="float">
            <text:p>8.35573175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C$2]" office:value-type="float" office:value="5" calcext:value-type="float">
            <text:p>5</text:p>
          </table:table-cell>
          <table:table-cell/>
          <table:table-cell table:formula="of:=EXP([.B12])*COS([.B12]+3)*2^(-[.B12])" office:value-type="float" office:value="-0.674816239595885" calcext:value-type="float">
            <text:p>-0.6748162396</text:p>
          </table:table-cell>
          <table:table-cell/>
          <table:table-cell office:value-type="string" calcext:value-type="string">
            <text:p>Suma pares</text:p>
          </table:table-cell>
          <table:table-cell table:formula="of:=SUM([.D4];[.D6];[.D8];[.D10];[.D12])" office:value-type="float" office:value="8.1725675271947" calcext:value-type="float">
            <text:p>8.17256752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C$2]" office:value-type="float" office:value="5.2" calcext:value-type="float">
            <text:p>5.2</text:p>
          </table:table-cell>
          <table:table-cell/>
          <table:table-cell table:formula="of:=EXP([.B13])*COS([.B13]+3)*2^(-[.B13])" office:value-type="float" office:value="-1.67252791295115" calcext:value-type="float">
            <text:p>-1.6725279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EXP([.B14])*COS([.B14]+3)*2^(-[.B14])" office:value-type="float" office:value="-2.72293365354205" calcext:value-type="float">
            <text:p>-2.72293365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52:02.314159918</meta:creation-date>
    <dc:date>2016-10-31T11:27:20.709025573</dc:date>
    <meta:editing-duration>PT14M56S</meta:editing-duration>
    <meta:editing-cycles>3</meta:editing-cycles>
    <meta:generator>LibreOffice/5.1.4.2$Linux_X86_64 LibreOffice_project/10m0$Build-2</meta:generator>
    <meta:document-statistic meta:table-count="1" meta:cell-count="62" meta:object-count="0"/>
  </office:meta>
</office:document-meta>
</file>